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UDP/IP receipt (kernel)</text:p>
          </table:table-cell>
          <table:table-cell office:value-type="float" office:value="0.36">
            <text:p>0.36</text:p>
          </table:table-cell>
          <table:table-cell/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UDP packet -&gt; circular buffer copy</text:p>
          </table:table-cell>
          <table:table-cell office:value-type="float" office:value="0.071">
            <text:p>0.07</text:p>
          </table:table-cell>
          <table:table-cell/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I/O node -&gt; compute node sending</text:p>
          </table:table-cell>
          <table:table-cell office:value-type="float" office:value="0.15">
            <text:p>0.15</text:p>
          </table:table-cell>
          <table:table-cell/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compute node -&gt; I/O node receipt</text:p>
          </table:table-cell>
          <table:table-cell office:value-type="float" office:value="0.03">
            <text:p>0.03</text:p>
          </table:table-cell>
          <table:table-cell/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TCP/IP output to storage (kernel)</text:p>
          </table:table-cell>
          <table:table-cell office:value-type="float" office:value="0.05">
            <text:p>0.05</text:p>
          </table:table-cell>
          <table:table-cell/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idle</text:p>
          </table:table-cell>
          <table:table-cell table:formula="of:= 1-SUM([.B1:.B5])" office:value-type="float" office:value="0.339">
            <text:p>0.34</text:p>
          </table:table-cell>
          <table:table-cell/>
          <table:table-cell table:formula="of:= 1-SUM([.D1:.D5])" office:value-type="float" office:value="0.18">
            <text:p>0.1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Sheet1.R60" table:end-x="0.2858in" table:end-y="0.0835in" draw:z-index="1" draw:style-name="gr1" svg:width="16.7453in" svg:height="8.5697in" svg:x="0.7579in" svg:y="0.0524in">
              <draw:object draw:notify-on-update-of-ranges="Sheet1.C1:Sheet1.C6 Sheet1.D1:Sheet1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>
            <draw:frame table:end-cell-address="Sheet1.V44" table:end-x="0.5846in" table:end-y="0.0626in" draw:z-index="0" draw:style-name="gr1" svg:width="21.1492in" svg:height="4.95in" svg:x="0.2087in" svg:y="0.1354in">
              <draw:object draw:notify-on-update-of-ranges="Sheet1.A1:Sheet1.A6 Sheet1.B1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21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ohn Romein</meta:initial-creator>
    <meta:creation-date>2009-01-26T22:29:20</meta:creation-date>
    <dc:creator>John Romein</dc:creator>
    <dc:date>2009-03-02T21:19:31</dc:date>
    <meta:editing-cycles>5</meta:editing-cycles>
    <meta:editing-duration>PT13H04M14S</meta:editing-duration>
    <meta:document-statistic meta:table-count="3" meta:cell-count="1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Arial" style:font-style-name="Cursiva" fo:font-size="22.6000003814697pt" fo:font-style="italic" style:font-size-asian="7.5pt" style:font-size-complex="7.5pt"/>
    </style:style>
    <style:style style:name="ch3" style:family="chart">
      <style:chart-properties chart:three-dimensional="true" chart:connect-bars="false" chart:angle-offset="0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label-position="inside"/>
      <style:graphic-properties draw:stroke="none" draw:fill-color="#004586" dr3d:edge-rounding="5%"/>
      <style:text-properties fo:color="#ffff00" fo:font-family="Arial" style:font-style-name="Negreta cursiva" fo:font-size="40pt" fo:font-style="italic" fo:text-shadow="1pt 1pt" fo:font-weight="bold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53.72cm" svg:height="12.574cm" chart:class="chart:circle" chart:style-name="ch1">
        <chart:legend chart:legend-position="end" svg:x="28.958cm" svg:y="1.118cm" chart:style-name="ch2"/>
        <chart:plot-area chart:style-name="ch3" table:cell-range-address="Sheet1.A1:Sheet1.B6" chart:data-source-has-labels="column" svg:x="1.074cm" svg:y="0.251cm" svg:width="26.407cm" svg:height="11.8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A1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:Sheet1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A6">UDP/IP receipt (kernel)</text:p>
              </table:table-cell>
              <table:table-cell office:value-type="float" office:value="0.36">
                <text:p text:id="Sheet1.B1:Sheet1.B6">0.36</text:p>
              </table:table-cell>
            </table:table-row>
            <table:table-row>
              <table:table-cell office:value-type="string">
                <text:p>UDP packet -&gt; circular buffer copy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I/O node -&gt; compute node sending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ompute node -&gt; I/O node receipt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TCP/IP output to storage (kernel)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idle</text:p>
              </table:table-cell>
              <table:table-cell office:value-type="float" office:value="0.339">
                <text:p>0.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0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42.534cm" svg:height="21.768cm" chart:class="chart:circle" chart:style-name="ch1">
        <chart:legend chart:legend-position="end" svg:x="36.232cm" svg:y="1.842cm" chart:style-name="ch2"/>
        <chart:plot-area chart:style-name="ch3" table:cell-range-address="Sheet1.C1:Sheet1.D6" chart:data-source-has-labels="column" svg:x="0.849cm" svg:y="0.435cm" svg:width="34.533cm" svg:height="20.46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C1:Sheet1.C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D1:Sheet1.D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1:Sheet1.C6"/>
              </table:table-cell>
              <table:table-cell office:value-type="float" office:value="0.34">
                <text:p text:id="Sheet1.D1:Sheet1.D6">0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